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M Serif Display" svg:font-family="'DM Serif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DM Serif Display"/>
    </style:style>
    <style:style style:name="P2" style:family="paragraph" style:parent-style-name="Standard">
      <style:text-properties style:font-name="Lora" officeooo:paragraph-rsid="0008c5af"/>
    </style:style>
    <style:style style:name="P3" style:family="paragraph" style:parent-style-name="Heading_20_2">
      <style:text-properties style:font-name="DM Serif Display"/>
    </style:style>
    <style:style style:name="P4" style:family="paragraph" style:parent-style-name="Standard" style:list-style-name="L1">
      <style:text-properties style:font-name="Lora" officeooo:paragraph-rsid="0008c5af"/>
    </style:style>
    <style:style style:name="P5" style:family="paragraph" style:parent-style-name="Standard">
      <style:text-properties style:font-name="Lora" fo:font-weight="bold" officeooo:paragraph-rsid="0008c5af" style:font-weight-asian="bold" style:font-weight-complex="bold"/>
    </style:style>
    <style:style style:name="P6" style:family="paragraph" style:parent-style-name="Standard">
      <style:text-properties style:font-name="Lora" fo:font-style="italic" officeooo:paragraph-rsid="0008c5af" style:font-style-asian="italic" style:font-style-complex="italic"/>
    </style:style>
    <style:style style:name="P7" style:family="paragraph" style:parent-style-name="Standard" style:list-style-name="L2">
      <style:text-properties style:font-name="Lora" officeooo:paragraph-rsid="0008c5af"/>
    </style:style>
    <style:style style:name="P8" style:family="paragraph" style:parent-style-name="Standard" style:list-style-name="L3">
      <style:text-properties style:font-name="Lora" officeooo:paragraph-rsid="0008c5af"/>
    </style:style>
    <style:style style:name="P9" style:family="paragraph" style:parent-style-name="Standard" style:list-style-name="L4">
      <style:text-properties style:font-name="Lora" officeooo:paragraph-rsid="0008c5af"/>
    </style:style>
    <style:style style:name="P10" style:family="paragraph" style:parent-style-name="Standard" style:list-style-name="L5">
      <style:text-properties style:font-name="Lora" officeooo:paragraph-rsid="0008c5af"/>
    </style:style>
    <style:style style:name="P11" style:family="paragraph" style:parent-style-name="Standard" style:list-style-name="L6">
      <style:text-properties style:font-name="Lora" officeooo:paragraph-rsid="0008c5af"/>
    </style:style>
    <style:style style:name="P12" style:family="paragraph" style:parent-style-name="Standard" style:list-style-name="L7">
      <style:text-properties style:font-name="Lora" officeooo:paragraph-rsid="0008c5a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scha Chidley</text:p>
      <text:p text:style-name="P2"/>
      <text:h text:style-name="P3" text:outline-level="2">Summary</text:h>
      <text:p text:style-name="P2">Detail-oriented and tech-savvy professional with strong written and verbal communication skills in English, along with past experience assisting Spanish-speaking clients. Experienced in administrative support, data management, and problem-solving, with a keen ability to handle large volumes of information efficiently. Highly organized and analytical, capable of working independently in remote environments while maintaining accuracy. Proficient in a variety of software tools and a fast, accurate typist. Seeking a remote role in administrative assistance, data entry, transcription, or content moderation.</text:p>
      <text:p text:style-name="P2"/>
      <text:h text:style-name="P3" text:outline-level="2">Skills</text:h>
      <text:list text:style-name="L1">
        <text:list-item>
          <text:p text:style-name="P4">Proficient in English; conversational Spanish (previous experience assisting Spanish-speaking customers)</text:p>
        </text:list-item>
        <text:list-item>
          <text:p text:style-name="P4">Exceptional written communication and documentation skills</text:p>
        </text:list-item>
        <text:list-item>
          <text:p text:style-name="P4">Strong organizational and data management abilities</text:p>
        </text:list-item>
        <text:list-item>
          <text:p text:style-name="P4">High attention to detail and accuracy</text:p>
        </text:list-item>
        <text:list-item>
          <text:p text:style-name="P4">Ability to work independently with minimal supervision</text:p>
        </text:list-item>
        <text:list-item>
          <text:p text:style-name="P4">Proficient in office software (Microsoft Office, Google Suite)</text:p>
        </text:list-item>
        <text:list-item>
          <text:p text:style-name="P4">Fast and precise typing (55+ WPM with high accuracy)</text:p>
        </text:list-item>
        <text:list-item>
          <text:p text:style-name="P4">Basic troubleshooting and technical support skills</text:p>
        </text:list-item>
        <text:list-item>
          <text:p text:style-name="P4">Experience with online community moderation and content management</text:p>
        </text:list-item>
      </text:list>
      <text:p text:style-name="P2"/>
      <text:h text:style-name="P3" text:outline-level="2">Professional Experience</text:h>
      <text:p text:style-name="P5">Administrative Assistant Intern</text:p>
      <text:p text:style-name="P6">Carlota Alfaro College - San Juan, PR</text:p>
      <text:list text:style-name="L2">
        <text:list-item>
          <text:p text:style-name="P7">Created and maintained digital and physical records for educational and administrative departments.</text:p>
        </text:list-item>
        <text:list-item>
          <text:p text:style-name="P7">Reorganized filing systems to enhance efficiency and accessibility.</text:p>
        </text:list-item>
        <text:list-item>
          <text:p text:style-name="P7">Assisted with general office tasks, data entry, and document organization.</text:p>
        </text:list-item>
      </text:list>
      <text:p text:style-name="P2"/>
      <text:p text:style-name="P5">Technical Support Representative</text:p>
      <text:p text:style-name="P6">Teleperformance - Boca Raton, FL</text:p>
      <text:list text:style-name="L3">
        <text:list-item>
          <text:p text:style-name="P8">Provided troubleshooting support for software and hardware issues.</text:p>
        </text:list-item>
        <text:list-item>
          <text:p text:style-name="P8">Maintained detailed client records and case logs for follow-up actions.</text:p>
        </text:list-item>
        <text:list-item>
          <text:p text:style-name="P8">Assisted customers in both English and Spanish, ensuring clarity and accuracy.</text:p>
        </text:list-item>
      </text:list>
      <text:p text:style-name="P2"/>
      <text:p text:style-name="P2"/>
      <text:p text:style-name="P5">Tier 3 Customer Service Representative</text:p>
      <text:p text:style-name="P6"><text:soft-page-break/>Answernet - Orlando, FL</text:p>
      <text:list text:style-name="L4">
        <text:list-item>
          <text:p text:style-name="P9">Handled inquiries and processed reservations with high accuracy.</text:p>
        </text:list-item>
        <text:list-item>
          <text:p text:style-name="P9">Maintained quality standards for order processing and documentation.</text:p>
        </text:list-item>
        <text:list-item>
          <text:p text:style-name="P9">Applied problem-solving skills to efficiently resolve customer issues.</text:p>
        </text:list-item>
      </text:list>
      <text:p text:style-name="P2"/>
      <text:p text:style-name="P5">Independent Projects &amp; Additional Experience</text:p>
      <text:list text:style-name="L5">
        <text:list-item>
          <text:p text:style-name="P10">Created and maintained several game modifications, showcasing technical proficiency, attention to detail, and problem-solving abilities.</text:p>
        </text:list-item>
        <text:list-item>
          <text:p text:style-name="P10">Provided informal caregiving for a family member, demonstrating time management, responsibility, and adaptability.</text:p>
        </text:list-item>
      </text:list>
      <text:p text:style-name="P2"/>
      <text:h text:style-name="P3" text:outline-level="2">Education &amp; Certifications</text:h>
      <text:list text:style-name="L6">
        <text:list-item>
          <text:p text:style-name="P11">Self-directed learning in technology, office administration, and content management</text:p>
        </text:list-item>
        <text:list-item>
          <text:p text:style-name="P11">Additional training in online tools and remote work best practices (in progress)</text:p>
        </text:list-item>
      </text:list>
      <text:p text:style-name="P2"/>
      <text:h text:style-name="P3" text:outline-level="2">Technical Skills</text:h>
      <text:list text:style-name="L7">
        <text:list-item>
          <text:p text:style-name="P12">Microsoft Office Suite (Word, Excel, Outlook)</text:p>
        </text:list-item>
        <text:list-item>
          <text:p text:style-name="P12">Google Workspace (Docs, Sheets, Drive)</text:p>
        </text:list-item>
        <text:list-item>
          <text:p text:style-name="P12">Basic troubleshooting and IT support knowledge</text:p>
        </text:list-item>
        <text:list-item>
          <text:p text:style-name="P12">Content moderation and data organization</text:p>
        </text:list-item>
        <text:list-item>
          <text:p text:style-name="P12">Typing speed: 55+ WPM (290+ CPM) with high accurac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M Serif Display" svg:font-family="'DM Serif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14:17:22.545000000</meta:creation-date>
    <dc:date>2025-03-05T14:47:59.781000000</dc:date>
    <meta:editing-duration>PT1M5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41" meta:word-count="377" meta:character-count="2790" meta:non-whitespace-character-count="2481"/>
  </office:meta>
</office:document-meta>
</file>